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B" style:family="table-column">
      <style:table-column-properties style:column-width="1.8069in"/>
    </style:style>
    <style:style style:name="Table1.C" style:family="table-column">
      <style:table-column-properties style:column-width="1.8264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4783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34155" officeooo:paragraph-rsid="0023415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813da" officeooo:paragraph-rsid="002813d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9e15d" officeooo:paragraph-rsid="0029e15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3e79" officeooo:paragraph-rsid="002c3e7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5ebe4" officeooo:paragraph-rsid="0035ebe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5ebe4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e6fb8" officeooo:paragraph-rsid="003e6f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0c51b" officeooo:paragraph-rsid="0040c51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1d303" officeooo:paragraph-rsid="0041d30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3bc83" officeooo:paragraph-rsid="0043bc8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8f95a" officeooo:paragraph-rsid="0048f9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a7f54" officeooo:paragraph-rsid="004a7f5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3a6c5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9fb7c" officeooo:paragraph-rsid="0049fb7c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333333" style:text-line-through-style="none" style:text-line-through-type="none" style:font-name="Verdana" fo:font-size="9pt" fo:font-style="normal" style:text-underline-style="none" fo:font-weight="normal" officeooo:rsid="0049c2cf" officeooo:paragraph-rsid="0049fb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39a0d3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8f95a" officeooo:paragraph-rsid="0048f9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a7f54" officeooo:paragraph-rsid="004a7f5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a8986" officeooo:paragraph-rsid="004a89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9fb7c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  <style:style style:name="T6" style:family="text">
      <style:text-properties officeooo:rsid="0037cbd5"/>
    </style:style>
    <style:style style:name="T7" style:family="text">
      <style:text-properties officeooo:rsid="00398af6"/>
    </style:style>
    <style:style style:name="T8" style:family="text">
      <style:text-properties officeooo:rsid="003babce"/>
    </style:style>
    <style:style style:name="T9" style:family="text">
      <style:text-properties officeooo:rsid="003cf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35">আর হৈচৈ না করে 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36">এই মুহূর্তে</text:p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37">তখনই</text:p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29">be that as it may</text:p>
          </table:table-cell>
          <table:table-cell table:style-name="Table1.A2" office:value-type="string">
            <text:p text:style-name="P61">এটা হতে পারে যে</text:p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0">A crown and glory of life</text:p>
          </table:table-cell>
          <table:table-cell table:style-name="Table1.A2" office:value-type="string">
            <text:p text:style-name="P62">জীবনের সবচেয়ে গুরুত্বপূর্ণ বিষয় </text:p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30">Dark clump of trees</text:p>
          </table:table-cell>
          <table:table-cell table:style-name="Table1.A2" office:value-type="string">
            <text:p text:style-name="P44">অন্ধকার ঝোপঝাড় 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47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10">আমরা যদি তাদের কে প্রচলিত নিয়ম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bookmark-start text:name="__DdeLink__19409_107044535"/>A thief thinks every man steals<text:bookmark-end text:name="__DdeLink__19409_107044535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48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34">এখানেই থাকো </text:p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span text:style-name="T9">H</text:span>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47">It is often said that</text:p>
          </table:table-cell>
          <table:table-cell table:style-name="Table1.A2" office:value-type="string">
            <text:p text:style-name="P47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47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47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7">every detail</text:p>
          </table:table-cell>
          <table:table-cell table:style-name="Table1.A2" office:value-type="string">
            <text:p text:style-name="P47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47">tens of millions</text:p>
          </table:table-cell>
          <table:table-cell table:style-name="Table1.A2" office:value-type="string">
            <text:p text:style-name="P47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47">Hundreds of thousands of people</text:p>
          </table:table-cell>
          <table:table-cell table:style-name="Table1.A2" office:value-type="string">
            <text:p text:style-name="P47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9">পুরুষ চিতাবাঘেরা তাদের সঙ্গিনীকে হত্যা <text:span text:style-name="T8">করত </text:span>বলে জানা যায়</text:p>
          </table:table-cell>
          <table:table-cell table:style-name="Table1.A2" office:value-type="string">
            <text:p text:style-name="P47">it is thought that</text:p>
          </table:table-cell>
          <table:table-cell table:style-name="Table1.A2" office:value-type="string">
            <text:p text:style-name="P47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47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7">One last time</text:p>
          </table:table-cell>
          <table:table-cell table:style-name="Table1.A2" office:value-type="string">
            <text:p text:style-name="P47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47">Right before your eyes</text:p>
          </table:table-cell>
          <table:table-cell table:style-name="Table1.A2" office:value-type="string">
            <text:p text:style-name="P47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11">It is also advisable that</text:p>
          </table:table-cell>
          <table:table-cell table:style-name="Table1.A2" office:value-type="string">
            <text:p text:style-name="P11">এটাও গ্রহণযোগ্য যে</text:p>
          </table:table-cell>
        </table:table-row>
        <table:table-row>
          <table:table-cell table:style-name="Table1.A262" office:value-type="string">
            <text:p text:style-name="P12">In most matters</text:p>
          </table:table-cell>
          <table:table-cell table:style-name="Table1.A262" office:value-type="string">
            <text:p text:style-name="P49">অধিকাংশ বিষয়ে</text:p>
          </table:table-cell>
          <table:table-cell table:style-name="Table1.A262" office:value-type="string">
            <text:p text:style-name="P12">In many respects</text:p>
          </table:table-cell>
          <table:table-cell table:style-name="Table1.A262" office:value-type="string">
            <text:p text:style-name="P12">অনেক ক্ষেত্রে</text:p>
          </table:table-cell>
        </table:table-row>
        <table:table-row>
          <table:table-cell table:style-name="Table1.A262" office:value-type="string">
            <text:p text:style-name="P13">On the contrary</text:p>
          </table:table-cell>
          <table:table-cell table:style-name="Table1.A262" office:value-type="string">
            <text:p text:style-name="P50">অপরদিকে</text:p>
          </table:table-cell>
          <table:table-cell table:style-name="Table1.A262" office:value-type="string">
            <text:p text:style-name="P13">Ordinary yet priceless</text:p>
          </table:table-cell>
          <table:table-cell table:style-name="Table1.A262" office:value-type="string">
            <text:p text:style-name="P13">সাধারণ অথচ অমূল্য</text:p>
          </table:table-cell>
        </table:table-row>
        <table:table-row>
          <table:table-cell table:style-name="Table1.A262" office:value-type="string">
            <text:p text:style-name="P13">I am opposed to the belief that</text:p>
          </table:table-cell>
          <table:table-cell table:style-name="Table1.A262" office:value-type="string">
            <text:p text:style-name="P50"/>
          </table:table-cell>
          <table:table-cell table:style-name="Table1.A262" office:value-type="string">
            <text:p text:style-name="P13">A good illustration in my case is that...</text:p>
          </table:table-cell>
          <table:table-cell table:style-name="Table1.A262" office:value-type="string">
            <text:p text:style-name="P13"/>
          </table:table-cell>
        </table:table-row>
        <table:table-row>
          <table:table-cell table:style-name="Table1.A262" office:value-type="string">
            <text:p text:style-name="P13">Those people who think/believe</text:p>
          </table:table-cell>
          <table:table-cell table:style-name="Table1.A262" office:value-type="string">
            <text:p text:style-name="P51">যে সকল মানুষ মনে করে</text:p>
          </table:table-cell>
          <table:table-cell table:style-name="Table1.A262" office:value-type="string">
            <text:p text:style-name="P13">Sooner or later they will find that</text:p>
          </table:table-cell>
          <table:table-cell table:style-name="Table1.A262" office:value-type="string">
            <text:p text:style-name="P13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4">It is not always the case that</text:p>
          </table:table-cell>
          <table:table-cell table:style-name="Table1.A262" office:value-type="string">
            <text:p text:style-name="P52">এটা সবসময় হয় না যে</text:p>
          </table:table-cell>
          <table:table-cell table:style-name="Table1.A262" office:value-type="string">
            <text:p text:style-name="P33">The<text:span text:style-name="T6">y</text:span> couldn't be always be dependent on</text:p>
          </table:table-cell>
          <table:table-cell table:style-name="Table1.A262" office:value-type="string">
            <text:p text:style-name="P54"/>
          </table:table-cell>
        </table:table-row>
        <table:table-row>
          <table:table-cell table:style-name="Table1.A262" office:value-type="string">
            <text:p text:style-name="P14">… <text:span text:style-name="T4">is that what you are saying?</text:span></text:p>
          </table:table-cell>
          <table:table-cell table:style-name="Table1.A262" office:value-type="string">
            <text:p text:style-name="P15"/>
          </table:table-cell>
          <table:table-cell table:style-name="Table1.A262" office:value-type="string">
            <text:p text:style-name="P15">As is seen from the given illustration</text:p>
          </table:table-cell>
          <table:table-cell table:style-name="Table1.A262" office:value-type="string">
            <text:p text:style-name="P54"/>
          </table:table-cell>
        </table:table-row>
        <table:table-row>
          <table:table-cell table:style-name="Table1.A262" office:value-type="string">
            <text:p text:style-name="P16">Women went well ahead of men</text:p>
          </table:table-cell>
          <table:table-cell table:style-name="Table1.A262" office:value-type="string">
            <text:p text:style-name="P17">নারীরা পুরুষের চেয়ে ভালো এগিয়ে গিয়েছিলো </text:p>
          </table:table-cell>
          <table:table-cell table:style-name="Table1.A262" office:value-type="string">
            <text:p text:style-name="P18">It is evident that</text:p>
          </table:table-cell>
          <table:table-cell table:style-name="Table1.A262" office:value-type="string">
            <text:p text:style-name="P55">এটা সুস্পষ্ট যে</text:p>
          </table:table-cell>
        </table:table-row>
        <table:table-row>
          <table:table-cell table:style-name="Table1.A262" office:value-type="string">
            <text:p text:style-name="P19">At the outset of new millennium</text:p>
          </table:table-cell>
          <table:table-cell table:style-name="Table1.A262" office:value-type="string">
            <text:p text:style-name="P19">নুতুন শতাব্দীর শুরুতে </text:p>
          </table:table-cell>
          <table:table-cell table:style-name="Table1.A262" office:value-type="string">
            <text:p text:style-name="P19">The method is to succeed</text:p>
          </table:table-cell>
          <table:table-cell table:style-name="Table1.A262" office:value-type="string">
            <text:p text:style-name="P56">পদ্ধতিটিকে সফল করতে হলে</text:p>
          </table:table-cell>
        </table:table-row>
        <text:soft-page-break/>
        <table:table-row>
          <table:table-cell table:style-name="Table1.A262" office:value-type="string">
            <text:p text:style-name="P20">Well worth the 10 mile track</text:p>
          </table:table-cell>
          <table:table-cell table:style-name="Table1.A262" office:value-type="string">
            <text:p text:style-name="P20">১০ মাইল ভ্রমণ সার্থক</text:p>
          </table:table-cell>
          <table:table-cell table:style-name="Table1.A262" office:value-type="string">
            <text:p text:style-name="P21">than ever before</text:p>
          </table:table-cell>
          <table:table-cell table:style-name="Table1.A262" office:value-type="string">
            <text:p text:style-name="P57"><text:bookmark text:name="result_box"/>আগের তুলনায়</text:p>
          </table:table-cell>
        </table:table-row>
        <table:table-row>
          <table:table-cell table:style-name="Table1.A262" office:value-type="string">
            <text:p text:style-name="P22">Either way</text:p>
          </table:table-cell>
          <table:table-cell table:style-name="Table1.A262" office:value-type="string">
            <text:p text:style-name="P40"><text:bookmark text:name="result_box1"/>উভয় ক্ষেত্রেই</text:p>
          </table:table-cell>
          <table:table-cell table:style-name="Table1.A262" office:value-type="string">
            <text:p text:style-name="P23">flashy</text:p>
          </table:table-cell>
          <table:table-cell table:style-name="Table1.A262" office:value-type="string">
            <text:p text:style-name="P58">লোকদেখান</text:p>
          </table:table-cell>
        </table:table-row>
        <table:table-row>
          <table:table-cell table:style-name="Table1.A262" office:value-type="string">
            <text:p text:style-name="P24">All that's left to</text:p>
          </table:table-cell>
          <table:table-cell table:style-name="Table1.A262" office:value-type="string">
            <text:p text:style-name="P40"/>
          </table:table-cell>
          <table:table-cell table:style-name="Table1.A262" office:value-type="string">
            <text:p text:style-name="P25">That's because</text:p>
          </table:table-cell>
          <table:table-cell table:style-name="Table1.A262" office:value-type="string">
            <text:p text:style-name="P58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26">a lot like New zealand</text:p>
          </table:table-cell>
          <table:table-cell table:style-name="Table1.A262" office:value-type="string">
            <text:p text:style-name="P42">অনেকটা নিউজিল্যান্ড মতো</text:p>
          </table:table-cell>
          <table:table-cell table:style-name="Table1.A262" office:value-type="string">
            <text:p text:style-name="P27">To whom it may concern</text:p>
          </table:table-cell>
          <table:table-cell table:style-name="Table1.A262" office:value-type="string">
            <text:p text:style-name="P58">সংশ্লিষ্টের প্রতি</text:p>
          </table:table-cell>
        </table:table-row>
        <table:table-row>
          <table:table-cell table:style-name="Table1.A262" office:value-type="string">
            <text:p text:style-name="P28">Upscale Gulshan neighborhood</text:p>
          </table:table-cell>
          <table:table-cell table:style-name="Table1.A262" office:value-type="string">
            <text:p text:style-name="P41"/>
          </table:table-cell>
          <table:table-cell table:style-name="Table1.A262" office:value-type="string">
            <text:p text:style-name="P28">But to my best surprise</text:p>
          </table:table-cell>
          <table:table-cell table:style-name="Table1.A262" office:value-type="string">
            <text:p text:style-name="P58"/>
          </table:table-cell>
        </table:table-row>
        <table:table-row>
          <table:table-cell table:style-name="Table1.A262" office:value-type="string">
            <text:p text:style-name="P28">But to my best knowledge</text:p>
          </table:table-cell>
          <table:table-cell table:style-name="Table1.A262" office:value-type="string">
            <text:p text:style-name="P43">আমার জানা মতে</text:p>
          </table:table-cell>
          <table:table-cell table:style-name="Table1.A262" office:value-type="string">
            <text:p text:style-name="P28">I still remember those days</text:p>
          </table:table-cell>
          <table:table-cell table:style-name="Table1.A262" office:value-type="string">
            <text:p text:style-name="P60">আমার ঐসব দিনগুলোর কথা এখনো মনে আছে</text:p>
          </table:table-cell>
        </table:table-row>
        <table:table-row>
          <table:table-cell table:style-name="Table1.A262" office:value-type="string">
            <text:p text:style-name="P28">I used to wait</text:p>
          </table:table-cell>
          <table:table-cell table:style-name="Table1.A262" office:value-type="string">
            <text:p text:style-name="P43"/>
          </table:table-cell>
          <table:table-cell table:style-name="Table1.A262" office:value-type="string">
            <text:p text:style-name="P28">I vividly remember</text:p>
          </table:table-cell>
          <table:table-cell table:style-name="Table1.A262" office:value-type="string">
            <text:p text:style-name="P59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31">in days to come</text:p>
          </table:table-cell>
          <table:table-cell table:style-name="Table1.A262" office:value-type="string">
            <text:p text:style-name="P45">ভবিষ্যতে, <text:span text:style-name="T7">in future</text:span></text:p>
          </table:table-cell>
          <table:table-cell table:style-name="Table1.A262" office:value-type="string">
            <text:p text:style-name="P38">It is such a huge subject that</text:p>
          </table:table-cell>
          <table:table-cell table:style-name="Table1.A262" office:value-type="string">
            <text:p text:style-name="P63">এটা এত বড় বিষয় যে</text:p>
          </table:table-cell>
        </table:table-row>
        <table:table-row>
          <table:table-cell table:style-name="Table1.A262" office:value-type="string">
            <text:p text:style-name="P53">Since I was a child</text:p>
          </table:table-cell>
          <table:table-cell table:style-name="Table1.A262" office:value-type="string">
            <text:p text:style-name="P46">আমার শৈশব হতে</text:p>
          </table:table-cell>
          <table:table-cell table:style-name="Table1.A262" office:value-type="string">
            <text:p text:style-name="P39">to have</text:p>
          </table:table-cell>
          <table:table-cell table:style-name="Table1.A262" office:value-type="string">
            <text:p text:style-name="P64">কোন কিছু পেলে</text:p>
          </table:table-cell>
        </table:table-row>
        <table:table-row>
          <table:table-cell table:style-name="Table1.A262" office:value-type="string">
            <text:p text:style-name="P66">Something or the other</text:p>
          </table:table-cell>
          <table:table-cell table:style-name="Table1.A262" office:value-type="string">
            <text:p text:style-name="P67">এটাসেটা</text:p>
          </table:table-cell>
          <table:table-cell table:style-name="Table1.A262" office:value-type="string">
            <text:p text:style-name="P32"/>
          </table:table-cell>
          <table:table-cell table:style-name="Table1.A262" office:value-type="string">
            <text:p text:style-name="P62"/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9</meta:editing-cycles>
    <dc:date>2017-03-16T18:04:31.241496783</dc:date>
    <meta:editing-duration>PT15H38M13S</meta:editing-duration>
    <meta:print-date>2017-03-02T20:03:04.878302324</meta:print-date>
    <meta:document-statistic meta:table-count="1" meta:image-count="0" meta:object-count="0" meta:page-count="8" meta:paragraph-count="1052" meta:word-count="3129" meta:character-count="14438" meta:non-whitespace-character-count="12326"/>
  </office:meta>
</office:document-meta>
</file>